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4b430" officeooo:paragraph-rsid="0014b430"/>
    </style:style>
    <style:style style:name="P2" style:family="paragraph" style:parent-style-name="Standard">
      <style:text-properties officeooo:rsid="0014b430" officeooo:paragraph-rsid="0014b430"/>
    </style:style>
    <style:style style:name="P3" style:family="paragraph" style:parent-style-name="Standard">
      <style:text-properties officeooo:rsid="0016b1ab" officeooo:paragraph-rsid="0016b1ab"/>
    </style:style>
    <style:style style:name="T1" style:family="text">
      <style:text-properties officeooo:rsid="00153169"/>
    </style:style>
    <style:style style:name="T2" style:family="text">
      <style:text-properties officeooo:rsid="0017686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EVLOG 6/4/2023</text:p>
      <text:p text:style-name="P1"/>
      <text:p text:style-name="P1">Over the course of the preceding week, I have made three major updates.</text:p>
      <text:p text:style-name="P1">- I finally fixed the bug where Kirby can leave the level.</text:p>
      <text:p text:style-name="P1">- I added in proximity triggers that can execute a function when the player enters the trigger.</text:p>
      <text:p text:style-name="P1">- Lastly, I added a function to change the colors of tiles.</text:p>
      <text:p text:style-name="P1"/>
      <text:p text:style-name="P1">Next time, my goals will be:</text:p>
      <text:p text:style-name="P1">- Update the graphics to <text:span text:style-name="T1">all use a default palate</text:span></text:p>
      <text:p text:style-name="P1">- Increase efficiency, likely through culling</text:p>
      <text:p text:style-name="P1">- <text:span text:style-name="T1">DOORS</text:span></text:p>
      <text:p text:style-name="P1"/>
      <text:p text:style-name="P3">DEVLOG 6/23/2023</text:p>
      <text:p text:style-name="P3"/>
      <text:p text:style-name="P3">While the week is not finished yet, I have completed all tasks from the last week.</text:p>
      <text:p text:style-name="P3">-Doors are here</text:p>
      <text:p text:style-name="P3">-Graphics with palates are finished</text:p>
      <text:p text:style-name="P3">-Background tiles are culled when offscreen.</text:p>
      <text:p text:style-name="P3"/>
      <text:p text:style-name="P3">My next goals will be related to the level editor:</text:p>
      <text:p text:style-name="P3">-Add object placement to level editor</text:p>
      <text:p text:style-name="P3">-add horizontal screens</text:p>
      <text:p text:style-name="P3">Also, if I can…</text:p>
      <text:p text:style-name="P3">-Goal game</text:p>
      <text:p text:style-name="P3">-<text:span text:style-name="T2">Semisolids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6-23T17:45:38.995000000</dc:date>
    <meta:editing-duration>P3DT12H57M57S</meta:editing-duration>
    <meta:editing-cycles>3</meta:editing-cycles>
    <meta:generator>LibreOffice/7.1.5.2$Windows_X86_64 LibreOffice_project/85f04e9f809797b8199d13c421bd8a2b025d52b5</meta:generator>
    <meta:document-statistic meta:table-count="0" meta:image-count="0" meta:object-count="0" meta:page-count="1" meta:paragraph-count="20" meta:word-count="138" meta:character-count="765" meta:non-whitespace-character-count="647"/>
  </office:meta>
</office:document-meta>
</file>